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4ad51" officeooo:paragraph-rsid="0014ad51" style:font-weight-asian="bold" style:font-weight-complex="bold"/>
    </style:style>
    <style:style style:name="P2" style:family="paragraph" style:parent-style-name="Standard">
      <style:text-properties fo:font-weight="bold" officeooo:rsid="001b4fba" officeooo:paragraph-rsid="001b4fba" style:font-weight-asian="bold" style:font-weight-complex="bold"/>
    </style:style>
    <style:style style:name="P3" style:family="paragraph" style:parent-style-name="Standard">
      <style:text-properties fo:font-weight="bold" officeooo:rsid="001cb4ab" officeooo:paragraph-rsid="001cb4ab" style:font-weight-asian="bold" style:font-weight-complex="bold"/>
    </style:style>
    <style:style style:name="P4" style:family="paragraph" style:parent-style-name="Standard">
      <style:text-properties fo:font-weight="normal" officeooo:rsid="0014ad51" officeooo:paragraph-rsid="0014ad51" style:font-weight-asian="normal" style:font-weight-complex="normal"/>
    </style:style>
    <style:style style:name="P5" style:family="paragraph" style:parent-style-name="Standard">
      <style:text-properties fo:font-weight="normal" officeooo:rsid="0015aee6" officeooo:paragraph-rsid="0015aee6" style:font-weight-asian="normal" style:font-weight-complex="normal"/>
    </style:style>
    <style:style style:name="P6" style:family="paragraph" style:parent-style-name="Standard">
      <style:text-properties fo:font-weight="normal" officeooo:rsid="00179c09" officeooo:paragraph-rsid="00179c09" style:font-weight-asian="normal" style:font-weight-complex="normal"/>
    </style:style>
    <style:style style:name="P7" style:family="paragraph" style:parent-style-name="Standard">
      <style:text-properties fo:font-weight="normal" officeooo:rsid="001b4fba" officeooo:paragraph-rsid="001b4fba" style:font-weight-asian="normal" style:font-weight-complex="normal"/>
    </style:style>
    <style:style style:name="P8" style:family="paragraph" style:parent-style-name="Standard">
      <style:text-properties fo:font-weight="normal" officeooo:rsid="001ea08e" officeooo:paragraph-rsid="001ea08e" style:font-weight-asian="normal" style:font-weight-complex="normal"/>
    </style:style>
    <style:style style:name="P9" style:family="paragraph" style:parent-style-name="Standard">
      <style:text-properties fo:font-weight="normal" officeooo:rsid="001efb39" officeooo:paragraph-rsid="001efb39" style:font-weight-asian="normal" style:font-weight-complex="normal"/>
    </style:style>
    <style:style style:name="P10" style:family="paragraph" style:parent-style-name="Standard">
      <style:text-properties fo:font-weight="normal" officeooo:rsid="001efb39" officeooo:paragraph-rsid="001f35f2" style:font-weight-asian="normal" style:font-weight-complex="normal"/>
    </style:style>
    <style:style style:name="P11" style:family="paragraph" style:parent-style-name="Standard">
      <style:text-properties fo:font-weight="normal" officeooo:rsid="001f35f2" officeooo:paragraph-rsid="001f35f2" style:font-weight-asian="normal" style:font-weight-complex="normal"/>
    </style:style>
    <style:style style:name="P12" style:family="paragraph" style:parent-style-name="Standard">
      <style:text-properties fo:font-weight="normal" officeooo:rsid="001f35f2" officeooo:paragraph-rsid="0031a7e5" style:font-weight-asian="normal" style:font-weight-complex="normal"/>
    </style:style>
    <style:style style:name="P13" style:family="paragraph" style:parent-style-name="Standard">
      <style:text-properties fo:font-weight="normal" officeooo:rsid="002faecb" officeooo:paragraph-rsid="001b4fba" style:font-weight-asian="normal" style:font-weight-complex="normal"/>
    </style:style>
    <style:style style:name="P14" style:family="paragraph" style:parent-style-name="Standard">
      <style:text-properties fo:font-weight="normal" officeooo:rsid="002faecb" officeooo:paragraph-rsid="00313356" style:font-weight-asian="normal" style:font-weight-complex="normal"/>
    </style:style>
    <style:style style:name="P15" style:family="paragraph" style:parent-style-name="Standard">
      <style:text-properties fo:font-weight="normal" officeooo:rsid="002faecb" officeooo:paragraph-rsid="001f35f2" style:font-weight-asian="normal" style:font-weight-complex="normal"/>
    </style:style>
    <style:style style:name="P16" style:family="paragraph" style:parent-style-name="Standard">
      <style:text-properties fo:font-weight="normal" officeooo:rsid="001b4fba" officeooo:paragraph-rsid="0031792f" style:font-weight-asian="normal" style:font-weight-complex="normal"/>
    </style:style>
    <style:style style:name="P17" style:family="paragraph" style:parent-style-name="Standard">
      <style:text-properties fo:font-weight="normal" officeooo:rsid="001b4fba" officeooo:paragraph-rsid="004499f9" style:font-weight-asian="normal" style:font-weight-complex="normal"/>
    </style:style>
    <style:style style:name="P18" style:family="paragraph" style:parent-style-name="Standard">
      <style:text-properties fo:font-weight="normal" officeooo:rsid="001efb39" officeooo:paragraph-rsid="0031a7e5" style:font-weight-asian="normal" style:font-weight-complex="normal"/>
    </style:style>
    <style:style style:name="P19" style:family="paragraph" style:parent-style-name="Standard">
      <style:text-properties fo:font-weight="normal" officeooo:rsid="0032e523" officeooo:paragraph-rsid="0032e523" style:font-weight-asian="normal" style:font-weight-complex="normal"/>
    </style:style>
    <style:style style:name="P20" style:family="paragraph" style:parent-style-name="Standard">
      <style:text-properties fo:font-weight="normal" officeooo:rsid="0037866a" officeooo:paragraph-rsid="0049a363" style:font-weight-asian="normal" style:font-weight-complex="normal"/>
    </style:style>
    <style:style style:name="P21" style:family="paragraph" style:parent-style-name="Standard">
      <style:text-properties fo:font-weight="bold" officeooo:rsid="001cb4ab" officeooo:paragraph-rsid="001cb4ab" style:font-weight-asian="bold" style:font-weight-complex="bold"/>
    </style:style>
    <style:style style:name="P22" style:family="paragraph" style:parent-style-name="Standard">
      <style:text-properties fo:font-weight="bold" officeooo:rsid="0014ad51" officeooo:paragraph-rsid="004605ef" style:font-weight-asian="bold" style:font-weight-complex="bold"/>
    </style:style>
    <style:style style:name="P23" style:family="paragraph" style:parent-style-name="Standard">
      <style:text-properties fo:font-weight="bold" officeooo:rsid="004605ef" officeooo:paragraph-rsid="004605ef" style:font-weight-asian="bold" style:font-weight-complex="bold"/>
    </style:style>
    <style:style style:name="T1" style:family="text">
      <style:text-properties officeooo:rsid="00192a56"/>
    </style:style>
    <style:style style:name="T2" style:family="text">
      <style:text-properties officeooo:rsid="001efb39"/>
    </style:style>
    <style:style style:name="T3" style:family="text">
      <style:text-properties officeooo:rsid="001f35f2"/>
    </style:style>
    <style:style style:name="T4" style:family="text">
      <style:text-properties officeooo:rsid="002faecb"/>
    </style:style>
    <style:style style:name="T5" style:family="text">
      <style:text-properties officeooo:rsid="0031a7e5"/>
    </style:style>
    <style:style style:name="T6" style:family="text">
      <style:text-properties officeooo:rsid="003454da"/>
    </style:style>
    <style:style style:name="T7" style:family="text">
      <style:text-properties officeooo:rsid="0035ffc5"/>
    </style:style>
    <style:style style:name="T8" style:family="text">
      <style:text-properties officeooo:rsid="0036097d"/>
    </style:style>
    <style:style style:name="T9" style:family="text">
      <style:text-properties officeooo:rsid="00388402"/>
    </style:style>
    <style:style style:name="T10" style:family="text">
      <style:text-properties officeooo:rsid="0039d876"/>
    </style:style>
    <style:style style:name="T11" style:family="text">
      <style:text-properties officeooo:rsid="003bb8c0"/>
    </style:style>
    <style:style style:name="T12" style:family="text">
      <style:text-properties officeooo:rsid="003da08e"/>
    </style:style>
    <style:style style:name="T13" style:family="text">
      <style:text-properties style:text-position="super 58%" officeooo:rsid="003da08e"/>
    </style:style>
    <style:style style:name="T14" style:family="text">
      <style:text-properties officeooo:rsid="004605ef"/>
    </style:style>
    <style:style style:name="T15" style:family="text">
      <style:text-properties officeooo:rsid="004820e0"/>
    </style:style>
    <style:style style:name="T16" style:family="text">
      <style:text-properties officeooo:rsid="004867a0"/>
    </style:style>
    <style:style style:name="T17" style:family="text">
      <style:text-properties officeooo:rsid="0049a363"/>
    </style:style>
    <style:style style:name="T18" style:family="text">
      <style:text-properties officeooo:rsid="004b9df2"/>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4">Anirudh Sriram</text:span></text:p>
      <text:p text:style-name="P23">Collaboration: <text:span text:style-name="T18">Anand Sanmukhani</text:span></text:p>
      <text:p text:style-name="P23"/>
      <text:p text:style-name="P22">Task 1</text:p>
      <text:p text:style-name="P1"/>
      <text:p text:style-name="P4">There is 3 levels of cache:</text:p>
      <text:p text:style-name="P4"/>
      <text:p text:style-name="P4">L1d cache: 32K<text:span text:style-name="T15">B</text:span></text:p>
      <text:p text:style-name="P4">L1i cache: 32K<text:span text:style-name="T15">B</text:span></text:p>
      <text:p text:style-name="P4">L2 cache: 256K<text:span text:style-name="T15">B</text:span></text:p>
      <text:p text:style-name="P4">L3 cache: 6144K<text:span text:style-name="T15">B</text:span></text:p>
      <text:p text:style-name="P4"/>
      <text:p text:style-name="P5">Microarchitecture of the processor –<text:span text:style-name="T12">Haswell Intel 4</text:span><text:span text:style-name="T13">th</text:span><text:span text:style-name="T12"> Gen, x86_64</text:span></text:p>
      <text:p text:style-name="P5"/>
      <text:p text:style-name="P6">Maximum Memory Bandwidth- <text:s/><text:span text:style-name="T1">25.6GB/s</text:span></text:p>
      <text:p text:style-name="P6"/>
      <text:p text:style-name="P2">Task 2</text:p>
      <text:p text:style-name="P2"/>
      <text:p text:style-name="P16">Resolution- <text:span text:style-name="T4">10^-9 seconds</text:span></text:p>
      <text:p text:style-name="P7"/>
      <text:p text:style-name="P7">Precision- <text:span text:style-name="T10">10 ^-7 seconds (error calculated below)</text:span></text:p>
      <text:p text:style-name="P7"/>
      <text:p text:style-name="P17">Error- <text:s/><text:span text:style-name="T11">The error is calculated by taking the average of 10 values of the time, and then finding the error or deviation of the maximum of the 10 values using the mean. <text:s/>The mean was calculated to be 0.000533922s. <text:s/>The maximum time calculated in the trials was 0.000584384s. The error calculated was hence +- 9.5%. This occurs since there is an increased amount of rounding error if run multiple times. <text:s/></text:span></text:p>
      <text:p text:style-name="P13"/>
      <text:p text:style-name="P14"/>
      <text:p text:style-name="P3">Task 5</text:p>
      <text:p text:style-name="P3"/>
      <text:p text:style-name="P19">1. <text:span text:style-name="T6">The payload loops are what I expected- it's doing different arithmetic operations on the different, unique values of arrays, and calculates the time taken to perform them. It does the same operation multiple times and takes the best value as the end result. </text:span></text:p>
      <text:p text:style-name="P3"/>
      <text:p text:style-name="P8"><text:span text:style-name="T2">2. </text:span>The average memory BW = 8.076GB/<text:span text:style-name="T7">s</text:span></text:p>
      <text:p text:style-name="P8">The machine specification which was found online was the maximum memory BW, which was 25.6 GB/<text:span text:style-name="T7">s</text:span>. Hence the value found through stream.c was lesser than the maximum memory BW, <text:span text:style-name="T8">since the value found online was the maximum bandwidth, whereas the bandwidth found through the program was the average value. </text:span></text:p>
      <text:p text:style-name="P8"/>
      <text:p text:style-name="P9">3. <text:s text:c="2"/><text:span text:style-name="T3">Adjusting Arithmetic Intensity</text:span></text:p>
      <text:p text:style-name="P9"/>
      <text:p text:style-name="P9"><text:tab/><text:span text:style-name="T3">AI = 1.0 <text:s text:c="10"/></text:span></text:p>
      <text:p text:style-name="P9"><text:tab/><text:span text:style-name="T3">Gflops/s = 2.722377</text:span></text:p>
      <text:p text:style-name="P9"/>
      <text:p text:style-name="P9"><text:tab/><text:span text:style-name="T3">AI = 2.0</text:span></text:p>
      <text:p text:style-name="P18"><text:tab/><text:span text:style-name="T3">Gflops/s = 3.549086</text:span></text:p>
      <text:p text:style-name="P9"/>
      <text:p text:style-name="P9"><text:tab/><text:span text:style-name="T3">AI = 3.0<text:line-break/></text:span></text:p>
      <text:p text:style-name="P18"><text:soft-page-break/><text:tab/><text:span text:style-name="T3">Gflops/s =4.983474</text:span></text:p>
      <text:p text:style-name="P9"/>
      <text:p text:style-name="P11"><text:tab/>AI = 4.<text:span text:style-name="T5">0</text:span></text:p>
      <text:p text:style-name="P11"/>
      <text:p text:style-name="P12"><text:tab/>Gflops/s =<text:span text:style-name="T5">5.191539</text:span></text:p>
      <text:p text:style-name="P11"/>
      <text:p text:style-name="P11"><text:tab/>AI = 5.<text:span text:style-name="T5">0</text:span></text:p>
      <text:p text:style-name="P11"/>
      <text:p text:style-name="P12"><text:tab/>Gflops/s = <text:span text:style-name="T5">5.122549</text:span></text:p>
      <text:p text:style-name="P11"/>
      <text:p text:style-name="P11"><text:tab/>AI = 6.<text:span text:style-name="T5">0</text:span></text:p>
      <text:p text:style-name="P12"><text:tab/>Gflops/s = <text:span text:style-name="T5">5.089410</text:span></text:p>
      <text:p text:style-name="P10"/>
      <text:p text:style-name="P11"><text:s text:c="2"/><text:tab/>AI = 7.<text:span text:style-name="T5">0</text:span></text:p>
      <text:p text:style-name="P12"><text:tab/>Gflops/s =<text:span text:style-name="T5">5.091758</text:span></text:p>
      <text:p text:style-name="P15"/>
      <text:p text:style-name="P15"/>
      <text:p text:style-name="P15"/>
      <text:p text:style-name="P20"><draw:frame draw:style-name="fr1" draw:name="Object1" text:anchor-type="paragraph" svg:width="6.2984in" svg:height="3.5453in" draw:z-index="0"><draw:object xlink:href="./Object 1" xlink:type="simple" xlink:show="embed" xlink:actuate="onLoad"/><draw:image xlink:href="./ObjectReplacements/Object 1" xlink:type="simple" xlink:show="embed" xlink:actuate="onLoad"/></draw:frame>5. <text:s/><text:span text:style-name="T16">As <text:s/>evident from the graph above, <text:s/>the Gflops/s plateaus after arithmetic intensity roughly equal to <text:s/>3. <text:s/>The </text:span>Gflops/s<text:span text:style-name="T16"> plateaus after</text:span> a certain amount <text:span text:style-name="T17">of AI, since </text:span>there is a limit on the performance of a CPU. No matter how much arithmetic intensity is increased, it is always limited by the maximum memory bandwid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ram </meta:initial-creator>
    <meta:creation-date>2018-04-05T18:24:23.944846989</meta:creation-date>
    <dc:date>2018-04-06T17:56:18.028107104</dc:date>
    <dc:creator>Sriram </dc:creator>
    <meta:editing-duration>PT4H14M2S</meta:editing-duration>
    <meta:editing-cycles>50</meta:editing-cycles>
    <meta:generator>LibreOffice/4.3.7.2$Linux_X86_64 LibreOffice_project/430$Build-2</meta:generator>
    <meta:document-statistic meta:table-count="0" meta:image-count="0" meta:object-count="1" meta:page-count="2" meta:paragraph-count="34" meta:word-count="319" meta:character-count="1899" meta:non-whitespace-character-count="15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9.004cm" xlink:href="." xlink:type="simple" chart:class="chart:scatter" chart:style-name="ch1">
        <chart:title svg:x="6.659cm" svg:y="0.316cm" chart:style-name="ch2">
          <text:p>Roofline Plot</text:p>
        </chart:title>
        <chart:legend chart:legend-position="end" svg:x="13.358cm" svg:y="4.203cm" style:legend-expansion="high" chart:style-name="ch3"/>
        <chart:plot-area chart:style-name="ch4" chart:data-source-has-labels="both" svg:x="1.33cm" svg:y="1.275cm" svg:width="11.709cm" svg:height="6.568cm">
          <chartooo:coordinate-region svg:x="1.766cm" svg:y="1.474cm" svg:width="11.18cm" svg:height="5.722cm"/>
          <chart:axis chart:dimension="x" chart:name="primary-x" chart:style-name="ch5" chartooo:axis-type="auto">
            <chart:title svg:x="5.777cm" svg:y="8.023cm" chart:style-name="ch6">
              <text:p>Arithmetic Intensity</text:p>
            </chart:title>
            <chart:categories table:cell-range-address="local-table.$A$2:.$A$8"/>
          </chart:axis>
          <chart:axis chart:dimension="y" chart:name="primary-y" chart:style-name="ch5">
            <chart:title svg:x="0.451cm" svg:y="5.251cm" chart:style-name="ch7">
              <text:p>GFlops/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Gflops/s</text:p>
              </table:table-cell>
            </table:table-row>
          </table:table-header-rows>
          <table:table-rows>
            <table:table-row>
              <table:table-cell office:value-type="string">
                <text:p>1</text:p>
              </table:table-cell>
              <table:table-cell office:value-type="float" office:value="1">
                <text:p>1</text:p>
              </table:table-cell>
              <table:table-cell office:value-type="float" office:value="2.722377">
                <text:p>2.722377</text:p>
              </table:table-cell>
            </table:table-row>
            <table:table-row>
              <table:table-cell office:value-type="string">
                <text:p>2</text:p>
              </table:table-cell>
              <table:table-cell office:value-type="float" office:value="2">
                <text:p>2</text:p>
              </table:table-cell>
              <table:table-cell office:value-type="float" office:value="3.549086">
                <text:p>3.549086</text:p>
              </table:table-cell>
            </table:table-row>
            <table:table-row>
              <table:table-cell office:value-type="string">
                <text:p>3</text:p>
              </table:table-cell>
              <table:table-cell office:value-type="float" office:value="3">
                <text:p>3</text:p>
              </table:table-cell>
              <table:table-cell office:value-type="float" office:value="4.983474">
                <text:p>4.983474</text:p>
              </table:table-cell>
            </table:table-row>
            <table:table-row>
              <table:table-cell office:value-type="string">
                <text:p>4</text:p>
              </table:table-cell>
              <table:table-cell office:value-type="float" office:value="4">
                <text:p>4</text:p>
              </table:table-cell>
              <table:table-cell office:value-type="float" office:value="5.191539">
                <text:p>5.191539</text:p>
              </table:table-cell>
            </table:table-row>
            <table:table-row>
              <table:table-cell office:value-type="string">
                <text:p>5</text:p>
              </table:table-cell>
              <table:table-cell office:value-type="float" office:value="5">
                <text:p>5</text:p>
              </table:table-cell>
              <table:table-cell office:value-type="float" office:value="5.122549">
                <text:p>5.122549</text:p>
              </table:table-cell>
            </table:table-row>
            <table:table-row>
              <table:table-cell office:value-type="string">
                <text:p>6</text:p>
              </table:table-cell>
              <table:table-cell office:value-type="float" office:value="6">
                <text:p>6</text:p>
              </table:table-cell>
              <table:table-cell office:value-type="float" office:value="5.08941">
                <text:p>5.08941</text:p>
              </table:table-cell>
            </table:table-row>
            <table:table-row>
              <table:table-cell office:value-type="string">
                <text:p>7</text:p>
              </table:table-cell>
              <table:table-cell office:value-type="float" office:value="7">
                <text:p>7</text:p>
              </table:table-cell>
              <table:table-cell office:value-type="float" office:value="5.091758">
                <text:p>5.0917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